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461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0_1-12_30-36" table:style-name="ta1">
        <table:shapes>
          <draw:frame draw:z-index="0" draw:style-name="gr1" draw:text-style-name="P1" svg:width="6.3035in" svg:height="3.5449in" svg:x="15.1465in" svg:y="3.4362in">
            <draw:object draw:notify-on-update-of-ranges="'ex0_1-12_30-36'.C23:'ex0_1-12_30-36'.C23 'ex0_1-12_30-36'.C24:'ex0_1-12_30-36'.C30 'ex0_1-12_30-36'.D23:'ex0_1-12_30-36'.D23 'ex0_1-12_30-36'.D24:'ex0_1-12_30-36'.D30 'ex0_1-12_30-36'.E23:'ex0_1-12_30-36'.E23 'ex0_1-12_30-36'.E24:'ex0_1-12_30-36'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9in" svg:height="3.5453in" svg:x="21.6335in" svg:y="3.3744in">
            <draw:object draw:notify-on-update-of-ranges="'ex0_1-12_30-36'.F23:'ex0_1-12_30-36'.F23 'ex0_1-12_30-36'.F24:'ex0_1-12_30-36'.F30 'ex0_1-12_30-36'.G23:'ex0_1-12_30-36'.G23 'ex0_1-12_30-36'.G24:'ex0_1-12_30-36'.G30 'ex0_1-12_30-36'.H23:'ex0_1-12_30-36'.H23 'ex0_1-12_30-36'.H24:'ex0_1-12_30-36'.H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29in" svg:height="3.5449in" svg:x="28.0701in" svg:y="3.3646in">
            <draw:object draw:notify-on-update-of-ranges="'ex0_1-12_30-36'.I23:'ex0_1-12_30-36'.I23 'ex0_1-12_30-36'.I24:'ex0_1-12_30-36'.I30 'ex0_1-12_30-36'.J23:'ex0_1-12_30-36'.J23 'ex0_1-12_30-36'.J24:'ex0_1-12_30-36'.J30 'ex0_1-12_30-36'.K23:'ex0_1-12_30-36'.K23 'ex0_1-12_30-36'.K24:'ex0_1-12_30-36'.K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25in" svg:height="3.5449in" svg:x="28.1524in" svg:y="7.0008in">
            <draw:object draw:notify-on-update-of-ranges="'ex0_1-12_30-36'.I35:'ex0_1-12_30-36'.I35 'ex0_1-12_30-36'.I36:'ex0_1-12_30-36'.I42 'ex0_1-12_30-36'.J35:'ex0_1-12_30-36'.J35 'ex0_1-12_30-36'.J36:'ex0_1-12_30-36'.J42 'ex0_1-12_30-36'.K35:'ex0_1-12_30-36'.K35 'ex0_1-12_30-36'.K36:'ex0_1-12_30-36'.K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39in" svg:height="3.5346in" svg:x="21.5894in" svg:y="7.1421in">
            <draw:object draw:notify-on-update-of-ranges="'ex0_1-12_30-36'.F35:'ex0_1-12_30-36'.F35 'ex0_1-12_30-36'.F36:'ex0_1-12_30-36'.F42 'ex0_1-12_30-36'.G35:'ex0_1-12_30-36'.G35 'ex0_1-12_30-36'.G36:'ex0_1-12_30-36'.G42 'ex0_1-12_30-36'.H35:'ex0_1-12_30-36'.H35 'ex0_1-12_30-36'.H36:'ex0_1-12_30-36'.H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2" table:default-cell-style-name="Default"/>
        <table:table-column table:style-name="co8" table:default-cell-style-name="ce2"/>
        <table:table-column table:style-name="co2" table:default-cell-style-name="Default"/>
        <table:table-column table:style-name="co9" table:number-columns-repeated="8" table:default-cell-style-name="Default"/>
        <table:table-column table:style-name="co10" table:number-columns-repeated="1005" table:default-cell-style-name="Default"/>
        <table:table-row table:style-name="ro1">
          <table:table-cell office:value-type="string" calcext:value-type="string">
            <text:p>run_na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overall_dedup</text:p>
          </table:table-cell>
          <table:table-cell office:value-type="string" calcext:value-type="string">
            <text:p>mean_domain_phys</text:p>
          </table:table-cell>
          <table:table-cell office:value-type="string" calcext:value-type="string">
            <text:p>std_domain_phys</text:p>
          </table:table-cell>
          <table:table-cell office:value-type="string" calcext:value-type="string">
            <text:p>mean_domain_logical</text:p>
          </table:table-cell>
          <table:table-cell table:style-name="Default" office:value-type="string" calcext:value-type="string">
            <text:p>std_domain_logical</text:p>
          </table:table-cell>
          <table:table-cell office:value-type="string" calcext:value-type="string">
            <text:p>mean_pod_phys</text:p>
          </table:table-cell>
          <table:table-cell office:value-type="string" calcext:value-type="string">
            <text:p>std_pod_phys</text:p>
          </table:table-cell>
          <table:table-cell table:style-name="Default" office:value-type="string" calcext:value-type="string">
            <text:p>mean_pod_logical</text:p>
          </table:table-cell>
          <table:table-cell office:value-type="string" calcext:value-type="string">
            <text:p>std_pod_logical</text:p>
          </table:table-cell>
          <table:table-cell office:value-type="string" calcext:value-type="string">
            <text:p>pod1 dedup</text:p>
          </table:table-cell>
          <table:table-cell office:value-type="string" calcext:value-type="string">
            <text:p>pod2 dedup</text:p>
          </table:table-cell>
          <table:table-cell office:value-type="string" calcext:value-type="string">
            <text:p>pod3 dedup</text:p>
          </table:table-cell>
          <table:table-cell office:value-type="string" calcext:value-type="string">
            <text:p>pod4 dedup</text:p>
          </table:table-cell>
          <table:table-cell office:value-type="string" calcext:value-type="string">
            <text:p>pod5 dedup</text:p>
          </table:table-cell>
          <table:table-cell office:value-type="string" calcext:value-type="string">
            <text:p>pod6 dedup</text:p>
          </table:table-cell>
          <table:table-cell office:value-type="string" calcext:value-type="string">
            <text:p>pod7 dedup</text:p>
          </table:table-cell>
          <table:table-cell office:value-type="string" calcext:value-type="string">
            <text:p>pod8 dedup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0-run1</text:p>
          </table:table-cell>
          <table:table-cell office:value-type="float" office:value="3.62770488659541" calcext:value-type="float">
            <text:p>3.62770488659541</text:p>
          </table:table-cell>
          <table:table-cell office:value-type="float" office:value="32.4" calcext:value-type="float">
            <text:p>32.4</text:p>
          </table:table-cell>
          <table:table-cell office:value-type="float" office:value="1977427421" calcext:value-type="float">
            <text:p>1977427421</text:p>
          </table:table-cell>
          <table:table-cell office:value-type="string" calcext:value-type="string">
            <text:p>nan</text:p>
          </table:table-cell>
          <table:table-cell office:value-type="float" office:value="64150710717" calcext:value-type="float">
            <text:p>64150710717</text:p>
          </table:table-cell>
          <table:table-cell table:style-name="Default" office:value-type="string" calcext:value-type="string">
            <text:p>nan</text:p>
          </table:table-cell>
          <table:table-cell office:value-type="float" office:value="1977427421" calcext:value-type="float">
            <text:p>1977427421</text:p>
          </table:table-cell>
          <table:table-cell office:value-type="string" calcext:value-type="string">
            <text:p>nan</text:p>
          </table:table-cell>
          <table:table-cell table:style-name="Default" office:value-type="float" office:value="64150710717" calcext:value-type="float">
            <text:p>64150710717</text:p>
          </table:table-cell>
          <table:table-cell office:value-type="string" calcext:value-type="string">
            <text:p>nan</text:p>
          </table:table-cell>
          <table:table-cell office:value-type="float" office:value="32.4" calcext:value-type="float">
            <text:p>32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0-run2</text:p>
          </table:table-cell>
          <table:table-cell office:value-type="float" office:value="3.44412539402644" calcext:value-type="float">
            <text:p>3.44412539402644</text:p>
          </table:table-cell>
          <table:table-cell office:value-type="float" office:value="32.9" calcext:value-type="float">
            <text:p>32.9</text:p>
          </table:table-cell>
          <table:table-cell office:value-type="float" office:value="1950712144" calcext:value-type="float">
            <text:p>1950712144</text:p>
          </table:table-cell>
          <table:table-cell office:value-type="string" calcext:value-type="string">
            <text:p>nan</text:p>
          </table:table-cell>
          <table:table-cell office:value-type="float" office:value="64150710717" calcext:value-type="float">
            <text:p>64150710717</text:p>
          </table:table-cell>
          <table:table-cell table:style-name="Default" office:value-type="string" calcext:value-type="string">
            <text:p>nan</text:p>
          </table:table-cell>
          <table:table-cell office:value-type="float" office:value="1950712144" calcext:value-type="float">
            <text:p>1950712144</text:p>
          </table:table-cell>
          <table:table-cell office:value-type="string" calcext:value-type="string">
            <text:p>nan</text:p>
          </table:table-cell>
          <table:table-cell table:style-name="Default" office:value-type="float" office:value="64150710717" calcext:value-type="float">
            <text:p>64150710717</text:p>
          </table:table-cell>
          <table:table-cell office:value-type="string" calcext:value-type="string">
            <text:p>nan</text:p>
          </table:table-cell>
          <table:table-cell office:value-type="float" office:value="32.9" calcext:value-type="float">
            <text:p>32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0-run3</text:p>
          </table:table-cell>
          <table:table-cell office:value-type="float" office:value="3.23102240165075" calcext:value-type="float">
            <text:p>3.23102240165075</text:p>
          </table:table-cell>
          <table:table-cell office:value-type="float" office:value="32.6" calcext:value-type="float">
            <text:p>32.6</text:p>
          </table:table-cell>
          <table:table-cell office:value-type="float" office:value="1967499489" calcext:value-type="float">
            <text:p>1967499489</text:p>
          </table:table-cell>
          <table:table-cell office:value-type="string" calcext:value-type="string">
            <text:p>nan</text:p>
          </table:table-cell>
          <table:table-cell office:value-type="float" office:value="64150710717" calcext:value-type="float">
            <text:p>64150710717</text:p>
          </table:table-cell>
          <table:table-cell table:style-name="Default" office:value-type="string" calcext:value-type="string">
            <text:p>nan</text:p>
          </table:table-cell>
          <table:table-cell office:value-type="float" office:value="1967499489" calcext:value-type="float">
            <text:p>1967499489</text:p>
          </table:table-cell>
          <table:table-cell office:value-type="string" calcext:value-type="string">
            <text:p>nan</text:p>
          </table:table-cell>
          <table:table-cell table:style-name="Default" office:value-type="float" office:value="64150710717" calcext:value-type="float">
            <text:p>64150710717</text:p>
          </table:table-cell>
          <table:table-cell office:value-type="string" calcext:value-type="string">
            <text:p>nan</text:p>
          </table:table-cell>
          <table:table-cell office:value-type="float" office:value="32.6" calcext:value-type="float">
            <text:p>32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0-run4</text:p>
          </table:table-cell>
          <table:table-cell office:value-type="float" office:value="3.44631359974543" calcext:value-type="float">
            <text:p>3.44631359974543</text:p>
          </table:table-cell>
          <table:table-cell office:value-type="float" office:value="33" calcext:value-type="float">
            <text:p>33</text:p>
          </table:table-cell>
          <table:table-cell office:value-type="float" office:value="1941899337" calcext:value-type="float">
            <text:p>1941899337</text:p>
          </table:table-cell>
          <table:table-cell office:value-type="string" calcext:value-type="string">
            <text:p>nan</text:p>
          </table:table-cell>
          <table:table-cell office:value-type="float" office:value="64150710717" calcext:value-type="float">
            <text:p>64150710717</text:p>
          </table:table-cell>
          <table:table-cell table:style-name="Default" office:value-type="string" calcext:value-type="string">
            <text:p>nan</text:p>
          </table:table-cell>
          <table:table-cell office:value-type="float" office:value="1941899337" calcext:value-type="float">
            <text:p>1941899337</text:p>
          </table:table-cell>
          <table:table-cell office:value-type="string" calcext:value-type="string">
            <text:p>nan</text:p>
          </table:table-cell>
          <table:table-cell table:style-name="Default" office:value-type="float" office:value="64150710717" calcext:value-type="float">
            <text:p>64150710717</text:p>
          </table:table-cell>
          <table:table-cell office:value-type="string" calcext:value-type="string">
            <text:p>nan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ex0-run5</text:p>
          </table:table-cell>
          <table:table-cell table:style-name="ce1" office:value-type="float" office:value="4.48169362942378" calcext:value-type="float">
            <text:p>4.4816936294237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213715.86229143" calcext:value-type="float">
            <text:p>3213715.86229143</text:p>
          </table:table-cell>
          <table:table-cell table:style-name="ce1" office:value-type="float" office:value="1995458.41380541" calcext:value-type="float">
            <text:p>1995458.41380541</text:p>
          </table:table-cell>
          <table:table-cell table:style-name="ce1" office:value-type="float" office:value="14271570.7935484" calcext:value-type="float">
            <text:p>14271570.7935484</text:p>
          </table:table-cell>
          <table:table-cell table:style-name="ce1" office:value-type="float" office:value="15440887.3030053" calcext:value-type="float">
            <text:p>15440887.3030053</text:p>
          </table:table-cell>
          <table:table-cell table:style-name="ce1" office:value-type="float" office:value="1805706600.125" calcext:value-type="float">
            <text:p>1805706600.125</text:p>
          </table:table-cell>
          <table:table-cell table:style-name="ce1" office:value-type="float" office:value="69941316.0183423" calcext:value-type="float">
            <text:p>69941316.0183423</text:p>
          </table:table-cell>
          <table:table-cell table:style-name="ce1" office:value-type="float" office:value="8018838839.625" calcext:value-type="float">
            <text:p>8018838839.625</text:p>
          </table:table-cell>
          <table:table-cell table:style-name="ce1" office:value-type="float" office:value="449800588.187266" calcext:value-type="float">
            <text:p>449800588.18726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.3" calcext:value-type="float">
            <text:p>4.3</text:p>
          </table:table-cell>
          <table:table-cell table:number-columns-repeated="2" table:style-name="ce1" office:value-type="float" office:value="4.6" calcext:value-type="float">
            <text:p>4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005"/>
        </table:table-row>
        <table:table-row table:style-name="ro1">
          <table:table-cell table:style-name="ce2" office:value-type="string" calcext:value-type="string">
            <text:p>ex0-run6</text:p>
          </table:table-cell>
          <table:table-cell table:style-name="ce2" office:value-type="float" office:value="4.47386893431346" calcext:value-type="float">
            <text:p>4.47386893431346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5201862.38187809" calcext:value-type="float">
            <text:p>5201862.38187809</text:p>
          </table:table-cell>
          <table:table-cell table:style-name="ce2" office:value-type="float" office:value="3051647.2248016" calcext:value-type="float">
            <text:p>3051647.2248016</text:p>
          </table:table-cell>
          <table:table-cell table:style-name="ce2" office:value-type="float" office:value="21136972.229654" calcext:value-type="float">
            <text:p>21136972.229654</text:p>
          </table:table-cell>
          <table:table-cell office:value-type="float" office:value="22440884.6304757" calcext:value-type="float">
            <text:p>22440884.6304757</text:p>
          </table:table-cell>
          <table:table-cell table:style-name="ce2" office:value-type="float" office:value="1973456541.125" calcext:value-type="float">
            <text:p>1973456541.125</text:p>
          </table:table-cell>
          <table:table-cell table:style-name="ce2" office:value-type="float" office:value="88876933.3844" calcext:value-type="float">
            <text:p>88876933.3844</text:p>
          </table:table-cell>
          <table:table-cell office:value-type="float" office:value="8018838839.625" calcext:value-type="float">
            <text:p>8018838839.625</text:p>
          </table:table-cell>
          <table:table-cell table:style-name="ce2" office:value-type="float" office:value="613806936.325769" calcext:value-type="float">
            <text:p>613806936.325769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4.1" calcext:value-type="float">
            <text:p>4.1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8" calcext:value-type="float">
            <text:p>3.8</text:p>
          </table:table-cell>
          <table:table-cell table:style-name="ce2" table:number-columns-repeated="1005"/>
        </table:table-row>
        <table:table-row table:style-name="ro1">
          <table:table-cell table:style-name="ce2" office:value-type="string" calcext:value-type="string">
            <text:p>ex0-run7</text:p>
          </table:table-cell>
          <table:table-cell table:style-name="ce2" office:value-type="float" office:value="3.53250511884689" calcext:value-type="float">
            <text:p>3.53250511884689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3893464.72332731" calcext:value-type="float">
            <text:p>3893464.72332731</text:p>
          </table:table-cell>
          <table:table-cell table:style-name="ce2" office:value-type="float" office:value="2730752.0256654" calcext:value-type="float">
            <text:p>2730752.0256654</text:p>
          </table:table-cell>
          <table:table-cell table:style-name="ce2" office:value-type="float" office:value="58002450.9195298" calcext:value-type="float">
            <text:p>58002450.9195298</text:p>
          </table:table-cell>
          <table:table-cell office:value-type="float" office:value="177535189.910653" calcext:value-type="float">
            <text:p>177535189.910653</text:p>
          </table:table-cell>
          <table:table-cell table:style-name="ce2" office:value-type="float" office:value="538271498" calcext:value-type="float">
            <text:p>538271498</text:p>
          </table:table-cell>
          <table:table-cell table:style-name="ce2" office:value-type="float" office:value="59275079.7601293" calcext:value-type="float">
            <text:p>59275079.7601293</text:p>
          </table:table-cell>
          <table:table-cell office:value-type="float" office:value="8018838839.625" calcext:value-type="float">
            <text:p>8018838839.625</text:p>
          </table:table-cell>
          <table:table-cell table:style-name="ce2" office:value-type="float" office:value="1955659381.72025" calcext:value-type="float">
            <text:p>1955659381.72025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1005"/>
        </table:table-row>
        <table:table-row table:style-name="ro1">
          <table:table-cell table:style-name="ce2" office:value-type="string" calcext:value-type="string">
            <text:p>ex0-run8</text:p>
          </table:table-cell>
          <table:table-cell table:style-name="ce2" office:value-type="float" office:value="3.35018518368403" calcext:value-type="float">
            <text:p>3.35018518368403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6876578.05163511" calcext:value-type="float">
            <text:p>6876578.05163511</text:p>
          </table:table-cell>
          <table:table-cell table:style-name="ce2" office:value-type="float" office:value="6180067.73271585" calcext:value-type="float">
            <text:p>6180067.73271585</text:p>
          </table:table-cell>
          <table:table-cell table:style-name="ce2" office:value-type="float" office:value="110414304.160069" calcext:value-type="float">
            <text:p>110414304.160069</text:p>
          </table:table-cell>
          <table:table-cell office:value-type="float" office:value="353368165.368981" calcext:value-type="float">
            <text:p>353368165.368981</text:p>
          </table:table-cell>
          <table:table-cell table:style-name="ce2" office:value-type="float" office:value="499411481" calcext:value-type="float">
            <text:p>499411481</text:p>
          </table:table-cell>
          <table:table-cell table:style-name="ce2" office:value-type="float" office:value="76216238.9508194" calcext:value-type="float">
            <text:p>76216238.9508194</text:p>
          </table:table-cell>
          <table:table-cell office:value-type="float" office:value="8018838839.625" calcext:value-type="float">
            <text:p>8018838839.625</text:p>
          </table:table-cell>
          <table:table-cell table:style-name="ce2" office:value-type="float" office:value="3753594848.88818" calcext:value-type="float">
            <text:p>3753594848.888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table:number-columns-repeated="1005"/>
        </table:table-row>
        <table:table-row table:style-name="ro1">
          <table:table-cell table:style-name="ce2" office:value-type="string" calcext:value-type="string">
            <text:p>ex0-run9</text:p>
          </table:table-cell>
          <table:table-cell table:style-name="ce2" office:value-type="float" office:value="4.49793536663055" calcext:value-type="float">
            <text:p>4.49793536663055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3884383.6947162" calcext:value-type="float">
            <text:p>13884383.6947162</text:p>
          </table:table-cell>
          <table:table-cell table:style-name="ce2" office:value-type="float" office:value="6036336.5731706" calcext:value-type="float">
            <text:p>6036336.5731706</text:p>
          </table:table-cell>
          <table:table-cell table:style-name="ce2" office:value-type="float" office:value="62769775.6526419" calcext:value-type="float">
            <text:p>62769775.6526419</text:p>
          </table:table-cell>
          <table:table-cell office:value-type="float" office:value="38522588.0801958" calcext:value-type="float">
            <text:p>38522588.0801958</text:p>
          </table:table-cell>
          <table:table-cell table:style-name="ce2" office:value-type="float" office:value="1773730017" calcext:value-type="float">
            <text:p>1773730017</text:p>
          </table:table-cell>
          <table:table-cell table:style-name="ce2" office:value-type="float" office:value="50788484.3598061" calcext:value-type="float">
            <text:p>50788484.3598061</text:p>
          </table:table-cell>
          <table:table-cell office:value-type="float" office:value="8018838839.625" calcext:value-type="float">
            <text:p>8018838839.625</text:p>
          </table:table-cell>
          <table:table-cell table:style-name="ce2" office:value-type="float" office:value="337842632.264777" calcext:value-type="float">
            <text:p>337842632.264777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7" calcext:value-type="float">
            <text:p>4.7</text:p>
          </table:table-cell>
          <table:table-cell table:style-name="ce2" table:number-columns-repeated="1005"/>
        </table:table-row>
        <table:table-row table:style-name="ro1">
          <table:table-cell table:style-name="ce2" office:value-type="string" calcext:value-type="string">
            <text:p>ex0-run10</text:p>
          </table:table-cell>
          <table:table-cell table:style-name="ce2" office:value-type="float" office:value="4.4030312538147" calcext:value-type="float">
            <text:p>4.403031253814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5544778.0671343" calcext:value-type="float">
            <text:p>15544778.0671343</text:p>
          </table:table-cell>
          <table:table-cell table:style-name="ce2" office:value-type="float" office:value="8159433.19237586" calcext:value-type="float">
            <text:p>8159433.19237586</text:p>
          </table:table-cell>
          <table:table-cell table:style-name="ce2" office:value-type="float" office:value="64279269.255511" calcext:value-type="float">
            <text:p>64279269.255511</text:p>
          </table:table-cell>
          <table:table-cell office:value-type="float" office:value="47478733.9194845" calcext:value-type="float">
            <text:p>47478733.9194845</text:p>
          </table:table-cell>
          <table:table-cell table:style-name="ce2" office:value-type="float" office:value="1939211063.875" calcext:value-type="float">
            <text:p>1939211063.875</text:p>
          </table:table-cell>
          <table:table-cell table:style-name="ce2" office:value-type="float" office:value="68066563.2363213" calcext:value-type="float">
            <text:p>68066563.2363213</text:p>
          </table:table-cell>
          <table:table-cell office:value-type="float" office:value="8018838839.625" calcext:value-type="float">
            <text:p>8018838839.625</text:p>
          </table:table-cell>
          <table:table-cell table:style-name="ce2" office:value-type="float" office:value="532591369.418741" calcext:value-type="float">
            <text:p>532591369.4187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3" calcext:value-type="float">
            <text:p>4.3</text:p>
          </table:table-cell>
          <table:table-cell table:style-name="ce2" table:number-columns-repeated="1005"/>
        </table:table-row>
        <table:table-row table:style-name="ro1">
          <table:table-cell table:style-name="ce2" office:value-type="string" calcext:value-type="string">
            <text:p>ex0-run11</text:p>
          </table:table-cell>
          <table:table-cell table:style-name="ce2" office:value-type="float" office:value="3.51061267058055" calcext:value-type="float">
            <text:p>3.5106126705805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209585.09261939" calcext:value-type="float">
            <text:p>6209585.09261939</text:p>
          </table:table-cell>
          <table:table-cell table:style-name="ce2" office:value-type="float" office:value="4519944.99699743" calcext:value-type="float">
            <text:p>4519944.99699743</text:p>
          </table:table-cell>
          <table:table-cell table:style-name="ce2" office:value-type="float" office:value="92837497.4196816" calcext:value-type="float">
            <text:p>92837497.4196816</text:p>
          </table:table-cell>
          <table:table-cell office:value-type="float" office:value="227973910.366574" calcext:value-type="float">
            <text:p>227973910.366574</text:p>
          </table:table-cell>
          <table:table-cell table:style-name="ce2" office:value-type="float" office:value="536352912.375" calcext:value-type="float">
            <text:p>536352912.375</text:p>
          </table:table-cell>
          <table:table-cell table:style-name="ce2" office:value-type="float" office:value="62031364.311337" calcext:value-type="float">
            <text:p>62031364.311337</text:p>
          </table:table-cell>
          <table:table-cell office:value-type="float" office:value="8018838839.625" calcext:value-type="float">
            <text:p>8018838839.625</text:p>
          </table:table-cell>
          <table:table-cell table:style-name="ce2" office:value-type="float" office:value="1851237226.99746" calcext:value-type="float">
            <text:p>1851237226.99746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1005"/>
        </table:table-row>
        <table:table-row table:style-name="ro1">
          <table:table-cell table:style-name="ce2" office:value-type="string" calcext:value-type="string">
            <text:p>ex0-run12</text:p>
          </table:table-cell>
          <table:table-cell table:style-name="ce2" office:value-type="float" office:value="3.26139642000198" calcext:value-type="float">
            <text:p>3.26139642000198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8731178.39072848" calcext:value-type="float">
            <text:p>8731178.39072848</text:p>
          </table:table-cell>
          <table:table-cell table:style-name="ce2" office:value-type="float" office:value="8076993.78296851" calcext:value-type="float">
            <text:p>8076993.78296851</text:p>
          </table:table-cell>
          <table:table-cell table:style-name="ce2" office:value-type="float" office:value="141613047.940397" calcext:value-type="float">
            <text:p>141613047.940397</text:p>
          </table:table-cell>
          <table:table-cell office:value-type="float" office:value="401001439.270022" calcext:value-type="float">
            <text:p>401001439.270022</text:p>
          </table:table-cell>
          <table:table-cell table:style-name="ce2" office:value-type="float" office:value="494402976.375" calcext:value-type="float">
            <text:p>494402976.375</text:p>
          </table:table-cell>
          <table:table-cell table:style-name="ce2" office:value-type="float" office:value="112452304.069839" calcext:value-type="float">
            <text:p>112452304.069839</text:p>
          </table:table-cell>
          <table:table-cell office:value-type="float" office:value="8018838839.625" calcext:value-type="float">
            <text:p>8018838839.625</text:p>
          </table:table-cell>
          <table:table-cell table:style-name="ce2" office:value-type="float" office:value="3218409823.00073" calcext:value-type="float">
            <text:p>3218409823.00073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36.9" calcext:value-type="float">
            <text:p>36.9</text:p>
          </table:table-cell>
          <table:table-cell table:style-name="ce2" table:number-columns-repeated="1005"/>
        </table:table-row>
        <table:table-row table:style-name="ro1">
          <table:table-cell office:value-type="string" calcext:value-type="string">
            <text:p>ex0-run30</text:p>
          </table:table-cell>
          <table:table-cell office:value-type="float" office:value="4.35245450735092" calcext:value-type="float">
            <text:p>4.35245450735092</text:p>
          </table:table-cell>
          <table:table-cell office:value-type="float" office:value="4" calcext:value-type="float">
            <text:p>4</text:p>
          </table:table-cell>
          <table:table-cell office:value-type="float" office:value="5211140.75917431" calcext:value-type="float">
            <text:p>5211140.75917431</text:p>
          </table:table-cell>
          <table:table-cell office:value-type="float" office:value="3068668.86095516" calcext:value-type="float">
            <text:p>3068668.86095516</text:p>
          </table:table-cell>
          <table:table-cell office:value-type="float" office:value="21019236.801114" calcext:value-type="float">
            <text:p>21019236.801114</text:p>
          </table:table-cell>
          <table:table-cell table:style-name="Default" office:value-type="float" office:value="22291279.4364839" calcext:value-type="float">
            <text:p>22291279.4364839</text:p>
          </table:table-cell>
          <table:table-cell office:value-type="float" office:value="1988050199.625" calcext:value-type="float">
            <text:p>1988050199.625</text:p>
          </table:table-cell>
          <table:table-cell office:value-type="float" office:value="93756906.4771112" calcext:value-type="float">
            <text:p>93756906.4771112</text:p>
          </table:table-cell>
          <table:table-cell table:style-name="Default" office:value-type="float" office:value="8018838839.625" calcext:value-type="float">
            <text:p>8018838839.625</text:p>
          </table:table-cell>
          <table:table-cell office:value-type="float" office:value="619794666.278207" calcext:value-type="float">
            <text:p>619794666.278207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0-run31</text:p>
          </table:table-cell>
          <table:table-cell office:value-type="float" office:value="3.50410635868708" calcext:value-type="float">
            <text:p>3.50410635868708</text:p>
          </table:table-cell>
          <table:table-cell office:value-type="float" office:value="14" calcext:value-type="float">
            <text:p>14</text:p>
          </table:table-cell>
          <table:table-cell office:value-type="float" office:value="3832661.18288591" calcext:value-type="float">
            <text:p>3832661.18288591</text:p>
          </table:table-cell>
          <table:table-cell office:value-type="float" office:value="2675948.31214827" calcext:value-type="float">
            <text:p>2675948.31214827</text:p>
          </table:table-cell>
          <table:table-cell office:value-type="float" office:value="53817710.3330537" calcext:value-type="float">
            <text:p>53817710.3330537</text:p>
          </table:table-cell>
          <table:table-cell table:style-name="Default" office:value-type="float" office:value="168664671.492173" calcext:value-type="float">
            <text:p>168664671.492173</text:p>
          </table:table-cell>
          <table:table-cell office:value-type="float" office:value="571066516.25" calcext:value-type="float">
            <text:p>571066516.25</text:p>
          </table:table-cell>
          <table:table-cell office:value-type="float" office:value="64925620.8397096" calcext:value-type="float">
            <text:p>64925620.8397096</text:p>
          </table:table-cell>
          <table:table-cell table:style-name="Default" office:value-type="float" office:value="8018838839.625" calcext:value-type="float">
            <text:p>8018838839.625</text:p>
          </table:table-cell>
          <table:table-cell office:value-type="float" office:value="1844154014.93587" calcext:value-type="float">
            <text:p>1844154014.93587</text:p>
          </table:table-cell>
          <table:table-cell office:value-type="float" office:value="20.5" calcext:value-type="float">
            <text:p>20.5</text:p>
          </table:table-cell>
          <table:table-cell office:value-type="float" office:value="12.8" calcext:value-type="float">
            <text:p>12.8</text:p>
          </table:table-cell>
          <table:table-cell office:value-type="float" office:value="11.8" calcext:value-type="float">
            <text:p>11.8</text:p>
          </table:table-cell>
          <table:table-cell office:value-type="float" office:value="12.7" calcext:value-type="float">
            <text:p>12.7</text:p>
          </table:table-cell>
          <table:table-cell office:value-type="float" office:value="11.1" calcext:value-type="float">
            <text:p>11.1</text:p>
          </table:table-cell>
          <table:table-cell office:value-type="float" office:value="14.4" calcext:value-type="float">
            <text:p>14.4</text:p>
          </table:table-cell>
          <table:table-cell office:value-type="float" office:value="15.5" calcext:value-type="float">
            <text:p>15.5</text:p>
          </table:table-cell>
          <table:table-cell office:value-type="float" office:value="13.5" calcext:value-type="float">
            <text:p>13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0-run32</text:p>
          </table:table-cell>
          <table:table-cell office:value-type="float" office:value="3.25483642419179" calcext:value-type="float">
            <text:p>3.25483642419179</text:p>
          </table:table-cell>
          <table:table-cell office:value-type="float" office:value="15" calcext:value-type="float">
            <text:p>15</text:p>
          </table:table-cell>
          <table:table-cell office:value-type="float" office:value="6799133.96513471" calcext:value-type="float">
            <text:p>6799133.96513471</text:p>
          </table:table-cell>
          <table:table-cell office:value-type="float" office:value="6001400.10308097" calcext:value-type="float">
            <text:p>6001400.10308097</text:p>
          </table:table-cell>
          <table:table-cell office:value-type="float" office:value="101665151.690967" calcext:value-type="float">
            <text:p>101665151.690967</text:p>
          </table:table-cell>
          <table:table-cell table:style-name="Default" office:value-type="float" office:value="334407879.412384" calcext:value-type="float">
            <text:p>334407879.412384</text:p>
          </table:table-cell>
          <table:table-cell office:value-type="float" office:value="536281691.5" calcext:value-type="float">
            <text:p>536281691.5</text:p>
          </table:table-cell>
          <table:table-cell office:value-type="float" office:value="58217534.3630999" calcext:value-type="float">
            <text:p>58217534.3630999</text:p>
          </table:table-cell>
          <table:table-cell table:style-name="Default" office:value-type="float" office:value="8018838839.625" calcext:value-type="float">
            <text:p>8018838839.625</text:p>
          </table:table-cell>
          <table:table-cell office:value-type="float" office:value="3834464648.43898" calcext:value-type="float">
            <text:p>3834464648.43898</text:p>
          </table:table-cell>
          <table:table-cell office:value-type="float" office:value="16.1" calcext:value-type="float">
            <text:p>16.1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13.7" calcext:value-type="float">
            <text:p>13.7</text:p>
          </table:table-cell>
          <table:table-cell office:value-type="float" office:value="10.5" calcext:value-type="float">
            <text:p>10.5</text:p>
          </table:table-cell>
          <table:table-cell office:value-type="float" office:value="18.4" calcext:value-type="float">
            <text:p>18.4</text:p>
          </table:table-cell>
          <table:table-cell office:value-type="float" office:value="27.3" calcext:value-type="float">
            <text:p>27.3</text:p>
          </table:table-cell>
          <table:table-cell office:value-type="float" office:value="15.6" calcext:value-type="float">
            <text:p>15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0-run33</text:p>
          </table:table-cell>
          <table:table-cell office:value-type="float" office:value="4.3519060810407" calcext:value-type="float">
            <text:p>4.3519060810407</text:p>
          </table:table-cell>
          <table:table-cell office:value-type="float" office:value="4.5" calcext:value-type="float">
            <text:p>4.5</text:p>
          </table:table-cell>
          <table:table-cell office:value-type="float" office:value="14107695.4465162" calcext:value-type="float">
            <text:p>14107695.4465162</text:p>
          </table:table-cell>
          <table:table-cell office:value-type="float" office:value="6150353.32867644" calcext:value-type="float">
            <text:p>6150353.32867644</text:p>
          </table:table-cell>
          <table:table-cell office:value-type="float" office:value="62954573.814524" calcext:value-type="float">
            <text:p>62954573.814524</text:p>
          </table:table-cell>
          <table:table-cell table:style-name="Default" office:value-type="float" office:value="38405952.155922" calcext:value-type="float">
            <text:p>38405952.155922</text:p>
          </table:table-cell>
          <table:table-cell office:value-type="float" office:value="1796967707.5" calcext:value-type="float">
            <text:p>1796967707.5</text:p>
          </table:table-cell>
          <table:table-cell office:value-type="float" office:value="47723966.4599489" calcext:value-type="float">
            <text:p>47723966.4599489</text:p>
          </table:table-cell>
          <table:table-cell table:style-name="Default" office:value-type="float" office:value="8018838839.625" calcext:value-type="float">
            <text:p>8018838839.625</text:p>
          </table:table-cell>
          <table:table-cell office:value-type="float" office:value="300223232.267435" calcext:value-type="float">
            <text:p>300223232.26743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0-run34</text:p>
          </table:table-cell>
          <table:table-cell office:value-type="float" office:value="4.24812607367833" calcext:value-type="float">
            <text:p>4.24812607367833</text:p>
          </table:table-cell>
          <table:table-cell office:value-type="float" office:value="4.1" calcext:value-type="float">
            <text:p>4.1</text:p>
          </table:table-cell>
          <table:table-cell office:value-type="float" office:value="15734517.8594378" calcext:value-type="float">
            <text:p>15734517.8594378</text:p>
          </table:table-cell>
          <table:table-cell office:value-type="float" office:value="8210338.61700035" calcext:value-type="float">
            <text:p>8210338.61700035</text:p>
          </table:table-cell>
          <table:table-cell office:value-type="float" office:value="64408344.0933735" calcext:value-type="float">
            <text:p>64408344.0933735</text:p>
          </table:table-cell>
          <table:table-cell table:style-name="Default" office:value-type="float" office:value="47421051.1994671" calcext:value-type="float">
            <text:p>47421051.1994671</text:p>
          </table:table-cell>
          <table:table-cell office:value-type="float" office:value="1958947473.5" calcext:value-type="float">
            <text:p>1958947473.5</text:p>
          </table:table-cell>
          <table:table-cell office:value-type="float" office:value="77524384.1901189" calcext:value-type="float">
            <text:p>77524384.1901189</text:p>
          </table:table-cell>
          <table:table-cell table:style-name="Default" office:value-type="float" office:value="8018838839.625" calcext:value-type="float">
            <text:p>8018838839.625</text:p>
          </table:table-cell>
          <table:table-cell office:value-type="float" office:value="578509076.177906" calcext:value-type="float">
            <text:p>578509076.177906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3.7" calcext:value-type="float">
            <text:p>3.7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0-run35</text:p>
          </table:table-cell>
          <table:table-cell office:value-type="float" office:value="3.41949035724004" calcext:value-type="float">
            <text:p>3.41949035724004</text:p>
          </table:table-cell>
          <table:table-cell office:value-type="float" office:value="14.1" calcext:value-type="float">
            <text:p>14.1</text:p>
          </table:table-cell>
          <table:table-cell office:value-type="float" office:value="6315533.64127424" calcext:value-type="float">
            <text:p>6315533.64127424</text:p>
          </table:table-cell>
          <table:table-cell office:value-type="float" office:value="4481766.57769944" calcext:value-type="float">
            <text:p>4481766.57769944</text:p>
          </table:table-cell>
          <table:table-cell office:value-type="float" office:value="88851399.8850416" calcext:value-type="float">
            <text:p>88851399.8850416</text:p>
          </table:table-cell>
          <table:table-cell table:style-name="Default" office:value-type="float" office:value="221430045.359116" calcext:value-type="float">
            <text:p>221430045.359116</text:p>
          </table:table-cell>
          <table:table-cell office:value-type="float" office:value="569976911.125" calcext:value-type="float">
            <text:p>569976911.125</text:p>
          </table:table-cell>
          <table:table-cell office:value-type="float" office:value="56781382.3945798" calcext:value-type="float">
            <text:p>56781382.3945798</text:p>
          </table:table-cell>
          <table:table-cell table:style-name="Default" office:value-type="float" office:value="8018838839.625" calcext:value-type="float">
            <text:p>8018838839.625</text:p>
          </table:table-cell>
          <table:table-cell office:value-type="float" office:value="1827250998.21362" calcext:value-type="float">
            <text:p>1827250998.21362</text:p>
          </table:table-cell>
          <table:table-cell office:value-type="float" office:value="11.8" calcext:value-type="float">
            <text:p>11.8</text:p>
          </table:table-cell>
          <table:table-cell office:value-type="float" office:value="19.5" calcext:value-type="float">
            <text:p>19.5</text:p>
          </table:table-cell>
          <table:table-cell office:value-type="float" office:value="10.5" calcext:value-type="float">
            <text:p>10.5</text:p>
          </table:table-cell>
          <table:table-cell office:value-type="float" office:value="13.2" calcext:value-type="float">
            <text:p>13.2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float" office:value="10.4" calcext:value-type="float">
            <text:p>10.4</text:p>
          </table:table-cell>
          <table:table-cell office:value-type="float" office:value="19.1" calcext:value-type="float">
            <text:p>19.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0-run36</text:p>
          </table:table-cell>
          <table:table-cell office:value-type="float" office:value="3.28049562374751" calcext:value-type="float">
            <text:p>3.28049562374751</text:p>
          </table:table-cell>
          <table:table-cell office:value-type="float" office:value="15.3" calcext:value-type="float">
            <text:p>15.3</text:p>
          </table:table-cell>
          <table:table-cell office:value-type="float" office:value="8646279.49794239" calcext:value-type="float">
            <text:p>8646279.49794239</text:p>
          </table:table-cell>
          <table:table-cell office:value-type="float" office:value="7890729.6697246" calcext:value-type="float">
            <text:p>7890729.6697246</text:p>
          </table:table-cell>
          <table:table-cell office:value-type="float" office:value="131997347.154321" calcext:value-type="float">
            <text:p>131997347.154321</text:p>
          </table:table-cell>
          <table:table-cell table:style-name="Default" office:value-type="float" office:value="383212089.267792" calcext:value-type="float">
            <text:p>383212089.267792</text:p>
          </table:table-cell>
          <table:table-cell office:value-type="float" office:value="525261479.5" calcext:value-type="float">
            <text:p>525261479.5</text:p>
          </table:table-cell>
          <table:table-cell office:value-type="float" office:value="99417257.3765485" calcext:value-type="float">
            <text:p>99417257.3765485</text:p>
          </table:table-cell>
          <table:table-cell table:style-name="Default" office:value-type="float" office:value="8018838839.625" calcext:value-type="float">
            <text:p>8018838839.625</text:p>
          </table:table-cell>
          <table:table-cell office:value-type="float" office:value="3243699191.61117" calcext:value-type="float">
            <text:p>3243699191.61117</text:p>
          </table:table-cell>
          <table:table-cell office:value-type="float" office:value="20.8" calcext:value-type="float">
            <text:p>20.8</text:p>
          </table:table-cell>
          <table:table-cell office:value-type="float" office:value="19.1" calcext:value-type="float">
            <text:p>19.1</text:p>
          </table:table-cell>
          <table:table-cell office:value-type="float" office:value="8.4" calcext:value-type="float">
            <text:p>8.4</text:p>
          </table:table-cell>
          <table:table-cell office:value-type="float" office:value="14.1" calcext:value-type="float">
            <text:p>14.1</text:p>
          </table:table-cell>
          <table:table-cell office:value-type="float" office:value="8.7" calcext:value-type="float">
            <text:p>8.7</text:p>
          </table:table-cell>
          <table:table-cell office:value-type="float" office:value="12" calcext:value-type="float">
            <text:p>12</text:p>
          </table:table-cell>
          <table:table-cell office:value-type="float" office:value="11.8" calcext:value-type="float">
            <text:p>11.8</text:p>
          </table:table-cell>
          <table:table-cell office:value-type="float" office:value="35.2" calcext:value-type="float">
            <text:p>35.2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overall_dedup</text:p>
          </table:table-cell>
          <table:table-cell/>
          <table:table-cell table:style-name="Default" office:value-type="string" calcext:value-type="string">
            <text:p>std_pod_phys</text:p>
          </table:table-cell>
          <table:table-cell office:value-type="string" calcext:value-type="string">
            <text:p>std_pod_phys</text:p>
          </table:table-cell>
          <table:table-cell/>
          <table:table-cell table:style-name="Default" office:value-type="string" calcext:value-type="string">
            <text:p>std_pod_logical</text:p>
          </table:table-cell>
          <table:table-cell office:value-type="string" calcext:value-type="string">
            <text:p>std_pod_logical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st Fingerprint</text:p>
          </table:table-cell>
          <table:table-cell office:value-type="string" calcext:value-type="string">
            <text:p>Reinforcement Learning</text:p>
          </table:table-cell>
          <table:table-cell/>
          <table:table-cell table:style-name="Default" office:value-type="string" calcext:value-type="string">
            <text:p>First Fingerprint</text:p>
          </table:table-cell>
          <table:table-cell office:value-type="string" calcext:value-type="string">
            <text:p>Reinforcement Learning</text:p>
          </table:table-cell>
          <table:table-cell/>
          <table:table-cell table:style-name="Default" office:value-type="string" calcext:value-type="string">
            <text:p>First Fingerprint</text:p>
          </table:table-cell>
          <table:table-cell office:value-type="string" calcext:value-type="string">
            <text:p>Reinforcement Learning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8192</text:span> domains – fixed region 8MB</text:p>
          </table:table-cell>
          <table:table-cell table:style-name="ce2"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8192</text:span> domains – fixed region 8MB</text:p>
          </table:table-cell>
          <table:table-cell office:value-type="float" office:value="88876933.3844" calcext:value-type="float">
            <text:p>88876933.3844</text:p>
          </table:table-cell>
          <table:table-cell office:value-type="float" office:value="93756906.4771112" calcext:value-type="float">
            <text:p>93756906.4771112</text:p>
          </table:table-cell>
          <table:table-cell table:style-name="ce3" office:value-type="string" calcext:value-type="string">
            <text:p><text:span text:style-name="T1">8192</text:span> domains – fixed region 8MB</text:p>
          </table:table-cell>
          <table:table-cell office:value-type="float" office:value="613806936.325769" calcext:value-type="float">
            <text:p>613806936.325769</text:p>
          </table:table-cell>
          <table:table-cell office:value-type="float" office:value="619794666.278207" calcext:value-type="float">
            <text:p>619794666.278207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>
            <text:p>8192 domains – <text:s/>content defined 4MB</text:p>
          </table:table-cell>
          <table:table-cell table:style-name="ce2" office:value-type="float" office:value="14.9" calcext:value-type="float">
            <text:p>14.9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8192 domains – <text:s/>content defined 4MB</text:p>
          </table:table-cell>
          <table:table-cell office:value-type="float" office:value="59275079.7601293" calcext:value-type="float">
            <text:p>59275079.7601293</text:p>
          </table:table-cell>
          <table:table-cell office:value-type="float" office:value="64925620.8397096" calcext:value-type="float">
            <text:p>64925620.8397096</text:p>
          </table:table-cell>
          <table:table-cell table:style-name="ce3" office:value-type="string" calcext:value-type="string">
            <text:p>8192 domains – <text:s/>content defined 4MB</text:p>
          </table:table-cell>
          <table:table-cell office:value-type="float" office:value="1955659381.72025" calcext:value-type="float">
            <text:p>1955659381.72025</text:p>
          </table:table-cell>
          <table:table-cell office:value-type="float" office:value="1844154014.93587" calcext:value-type="float">
            <text:p>1844154014.93587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8192</text:span> domains – content defined 8MB</text:p>
          </table:table-cell>
          <table:table-cell table:style-name="ce2" office:value-type="float" office:value="16.1" calcext:value-type="float">
            <text:p>16.1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<text:span text:style-name="T1">8192</text:span> domains – content defined 8MB</text:p>
          </table:table-cell>
          <table:table-cell office:value-type="float" office:value="76216238.9508194" calcext:value-type="float">
            <text:p>76216238.9508194</text:p>
          </table:table-cell>
          <table:table-cell office:value-type="float" office:value="58217534.3630999" calcext:value-type="float">
            <text:p>58217534.3630999</text:p>
          </table:table-cell>
          <table:table-cell table:style-name="ce3" office:value-type="string" calcext:value-type="string">
            <text:p><text:span text:style-name="T1">8192</text:span> domains – content defined 8MB</text:p>
          </table:table-cell>
          <table:table-cell office:value-type="float" office:value="3753594848.88818" calcext:value-type="float">
            <text:p>3753594848.88818</text:p>
          </table:table-cell>
          <table:table-cell office:value-type="float" office:value="3834464648.43898" calcext:value-type="float">
            <text:p>3834464648.4389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>
            <text:p>1024 domains – <text:s/>fixed region 4MB</text:p>
          </table:table-cell>
          <table:table-cell table:style-name="ce2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style-name="ce3" office:value-type="string" calcext:value-type="string">
            <text:p>1024 domains – <text:s/>fixed region 4MB</text:p>
          </table:table-cell>
          <table:table-cell office:value-type="float" office:value="50788484.3598061" calcext:value-type="float">
            <text:p>50788484.3598061</text:p>
          </table:table-cell>
          <table:table-cell office:value-type="float" office:value="47723966.4599489" calcext:value-type="float">
            <text:p>47723966.4599489</text:p>
          </table:table-cell>
          <table:table-cell table:style-name="ce3" office:value-type="string" calcext:value-type="string">
            <text:p>1024 domains – <text:s/>fixed region 4MB</text:p>
          </table:table-cell>
          <table:table-cell office:value-type="float" office:value="337842632.264777" calcext:value-type="float">
            <text:p>337842632.264777</text:p>
          </table:table-cell>
          <table:table-cell office:value-type="float" office:value="300223232.267435" calcext:value-type="float">
            <text:p>300223232.26743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>
            <text:p>1024 domains – <text:s/>fixed region 8MB</text:p>
          </table:table-cell>
          <table:table-cell table:style-name="ce2" office:value-type="float" office:value="4.1" calcext:value-type="float">
            <text:p>4.1</text:p>
          </table:table-cell>
          <table:table-cell office:value-type="float" office:value="4.1" calcext:value-type="float">
            <text:p>4.1</text:p>
          </table:table-cell>
          <table:table-cell table:style-name="ce3" office:value-type="string" calcext:value-type="string">
            <text:p>1024 domains – <text:s/>fixed region 8MB</text:p>
          </table:table-cell>
          <table:table-cell office:value-type="float" office:value="68066563.2363213" calcext:value-type="float">
            <text:p>68066563.2363213</text:p>
          </table:table-cell>
          <table:table-cell office:value-type="float" office:value="77524384.1901189" calcext:value-type="float">
            <text:p>77524384.1901189</text:p>
          </table:table-cell>
          <table:table-cell table:style-name="ce3" office:value-type="string" calcext:value-type="string">
            <text:p>1024 domains – <text:s/>fixed region 8MB</text:p>
          </table:table-cell>
          <table:table-cell office:value-type="float" office:value="532591369.418741" calcext:value-type="float">
            <text:p>532591369.418741</text:p>
          </table:table-cell>
          <table:table-cell office:value-type="float" office:value="578509076.177906" calcext:value-type="float">
            <text:p>578509076.17790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>
            <text:p>1024 domains – <text:s/>content defined 4MB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4.1" calcext:value-type="float">
            <text:p>14.1</text:p>
          </table:table-cell>
          <table:table-cell table:style-name="ce3" office:value-type="string" calcext:value-type="string">
            <text:p>1024 domains – <text:s/>content defined 4MB</text:p>
          </table:table-cell>
          <table:table-cell office:value-type="float" office:value="62031364.311337" calcext:value-type="float">
            <text:p>62031364.311337</text:p>
          </table:table-cell>
          <table:table-cell office:value-type="float" office:value="56781382.3945798" calcext:value-type="float">
            <text:p>56781382.3945798</text:p>
          </table:table-cell>
          <table:table-cell table:style-name="ce3" office:value-type="string" calcext:value-type="string">
            <text:p>1024 domains – <text:s/>content defined 4MB</text:p>
          </table:table-cell>
          <table:table-cell office:value-type="float" office:value="1851237226.99746" calcext:value-type="float">
            <text:p>1851237226.99746</text:p>
          </table:table-cell>
          <table:table-cell office:value-type="float" office:value="1827250998.21362" calcext:value-type="float">
            <text:p>1827250998.2136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>
            <text:p>1024 domains – content defined 8MB</text:p>
          </table:table-cell>
          <table:table-cell table:style-name="ce2" office:value-type="float" office:value="16.2" calcext:value-type="float">
            <text:p>16.2</text:p>
          </table:table-cell>
          <table:table-cell office:value-type="float" office:value="15.3" calcext:value-type="float">
            <text:p>15.3</text:p>
          </table:table-cell>
          <table:table-cell table:style-name="ce3" office:value-type="string" calcext:value-type="string">
            <text:p>1024 domains – content defined 8MB</text:p>
          </table:table-cell>
          <table:table-cell office:value-type="float" office:value="112452304.069839" calcext:value-type="float">
            <text:p>112452304.069839</text:p>
          </table:table-cell>
          <table:table-cell office:value-type="float" office:value="99417257.3765485" calcext:value-type="float">
            <text:p>99417257.3765485</text:p>
          </table:table-cell>
          <table:table-cell table:style-name="ce3" office:value-type="string" calcext:value-type="string">
            <text:p>1024 domains – content defined 8MB</text:p>
          </table:table-cell>
          <table:table-cell office:value-type="float" office:value="3218409823.00073" calcext:value-type="float">
            <text:p>3218409823.00073</text:p>
          </table:table-cell>
          <table:table-cell office:value-type="float" office:value="3243699191.61117" calcext:value-type="float">
            <text:p>3243699191.61117</text:p>
          </table:table-cell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omain Physical Skew (σ of bytes)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office:value-type="string" calcext:value-type="string">
            <text:p>std_domain_phys</text:p>
          </table:table-cell>
          <table:table-cell office:value-type="string" calcext:value-type="string">
            <text:p>std_domain_phys</text:p>
          </table:table-cell>
          <table:table-cell/>
          <table:table-cell table:style-name="Default" office:value-type="string" calcext:value-type="string">
            <text:p>std_domain_logical</text:p>
          </table:table-cell>
          <table:table-cell office:value-type="string" calcext:value-type="string">
            <text:p>std_domain_logical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 office:value-type="string" calcext:value-type="string">
            <text:p>First Fingerprint</text:p>
          </table:table-cell>
          <table:table-cell office:value-type="string" calcext:value-type="string">
            <text:p>Reinforcement Learning</text:p>
          </table:table-cell>
          <table:table-cell/>
          <table:table-cell table:style-name="Default" office:value-type="string" calcext:value-type="string">
            <text:p>First Fingerprint</text:p>
          </table:table-cell>
          <table:table-cell office:value-type="string" calcext:value-type="string">
            <text:p>Reinforcement Learning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3"/>
          <table:table-cell table:style-name="ce3" office:value-type="string" calcext:value-type="string">
            <text:p><text:span text:style-name="T1">8192</text:span> domains – fixed region 8MB</text:p>
          </table:table-cell>
          <table:table-cell office:value-type="float" office:value="3051647.2248016" calcext:value-type="float">
            <text:p>3051647.2248016</text:p>
          </table:table-cell>
          <table:table-cell office:value-type="float" office:value="3068668.86095516" calcext:value-type="float">
            <text:p>3068668.86095516</text:p>
          </table:table-cell>
          <table:table-cell table:style-name="ce3" office:value-type="string" calcext:value-type="string">
            <text:p><text:span text:style-name="T1">8192</text:span> domains – fixed region 8MB</text:p>
          </table:table-cell>
          <table:table-cell office:value-type="float" office:value="22440884.6304757" calcext:value-type="float">
            <text:p>22440884.6304757</text:p>
          </table:table-cell>
          <table:table-cell office:value-type="float" office:value="22291279.4364839" calcext:value-type="float">
            <text:p>22291279.4364839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3"/>
          <table:table-cell table:style-name="ce3" office:value-type="string" calcext:value-type="string">
            <text:p>8192 domains – <text:s/>content defined 4MB</text:p>
          </table:table-cell>
          <table:table-cell office:value-type="float" office:value="2730752.0256654" calcext:value-type="float">
            <text:p>2730752.0256654</text:p>
          </table:table-cell>
          <table:table-cell office:value-type="float" office:value="2675948.31214827" calcext:value-type="float">
            <text:p>2675948.31214827</text:p>
          </table:table-cell>
          <table:table-cell table:style-name="ce3" office:value-type="string" calcext:value-type="string">
            <text:p>8192 domains – <text:s/>content defined 4MB</text:p>
          </table:table-cell>
          <table:table-cell office:value-type="float" office:value="177535189.910653" calcext:value-type="float">
            <text:p>177535189.910653</text:p>
          </table:table-cell>
          <table:table-cell office:value-type="float" office:value="168664671.492173" calcext:value-type="float">
            <text:p>168664671.492173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3"/>
          <table:table-cell table:style-name="ce3" office:value-type="string" calcext:value-type="string">
            <text:p><text:span text:style-name="T1">8192</text:span> domains – content defined 8MB</text:p>
          </table:table-cell>
          <table:table-cell office:value-type="float" office:value="6180067.73271585" calcext:value-type="float">
            <text:p>6180067.73271585</text:p>
          </table:table-cell>
          <table:table-cell office:value-type="float" office:value="6001400.10308097" calcext:value-type="float">
            <text:p>6001400.10308097</text:p>
          </table:table-cell>
          <table:table-cell table:style-name="ce3" office:value-type="string" calcext:value-type="string">
            <text:p><text:span text:style-name="T1">8192</text:span> domains – content defined 8MB</text:p>
          </table:table-cell>
          <table:table-cell office:value-type="float" office:value="353368165.368981" calcext:value-type="float">
            <text:p>353368165.368981</text:p>
          </table:table-cell>
          <table:table-cell office:value-type="float" office:value="334407879.412384" calcext:value-type="float">
            <text:p>334407879.412384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3"/>
          <table:table-cell table:style-name="ce3" office:value-type="string" calcext:value-type="string">
            <text:p>1024 domains – <text:s/>fixed region 4MB</text:p>
          </table:table-cell>
          <table:table-cell office:value-type="float" office:value="6036336.5731706" calcext:value-type="float">
            <text:p>6036336.5731706</text:p>
          </table:table-cell>
          <table:table-cell office:value-type="float" office:value="6150353.32867644" calcext:value-type="float">
            <text:p>6150353.32867644</text:p>
          </table:table-cell>
          <table:table-cell table:style-name="ce3" office:value-type="string" calcext:value-type="string">
            <text:p>1024 domains – <text:s/>fixed region 4MB</text:p>
          </table:table-cell>
          <table:table-cell office:value-type="float" office:value="38522588.0801958" calcext:value-type="float">
            <text:p>38522588.0801958</text:p>
          </table:table-cell>
          <table:table-cell office:value-type="float" office:value="38405952.155922" calcext:value-type="float">
            <text:p>38405952.15592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3"/>
          <table:table-cell table:style-name="ce3" office:value-type="string" calcext:value-type="string">
            <text:p>1024 domains – <text:s/>fixed region 8MB</text:p>
          </table:table-cell>
          <table:table-cell office:value-type="float" office:value="8159433.19237586" calcext:value-type="float">
            <text:p>8159433.19237586</text:p>
          </table:table-cell>
          <table:table-cell office:value-type="float" office:value="8210338.61700035" calcext:value-type="float">
            <text:p>8210338.61700035</text:p>
          </table:table-cell>
          <table:table-cell table:style-name="ce3" office:value-type="string" calcext:value-type="string">
            <text:p>1024 domains – <text:s/>fixed region 8MB</text:p>
          </table:table-cell>
          <table:table-cell office:value-type="float" office:value="47478733.9194845" calcext:value-type="float">
            <text:p>47478733.9194845</text:p>
          </table:table-cell>
          <table:table-cell office:value-type="float" office:value="47421051.1994671" calcext:value-type="float">
            <text:p>47421051.1994671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3"/>
          <table:table-cell table:style-name="ce3" office:value-type="string" calcext:value-type="string">
            <text:p>1024 domains – <text:s/>content defined 4MB</text:p>
          </table:table-cell>
          <table:table-cell office:value-type="float" office:value="4519944.99699743" calcext:value-type="float">
            <text:p>4519944.99699743</text:p>
          </table:table-cell>
          <table:table-cell office:value-type="float" office:value="4481766.57769944" calcext:value-type="float">
            <text:p>4481766.57769944</text:p>
          </table:table-cell>
          <table:table-cell table:style-name="ce3" office:value-type="string" calcext:value-type="string">
            <text:p>1024 domains – <text:s/>content defined 4MB</text:p>
          </table:table-cell>
          <table:table-cell office:value-type="float" office:value="227973910.366574" calcext:value-type="float">
            <text:p>227973910.366574</text:p>
          </table:table-cell>
          <table:table-cell office:value-type="float" office:value="221430045.359116" calcext:value-type="float">
            <text:p>221430045.359116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3" office:value-type="string" calcext:value-type="string">
            <text:p>1024 domains – content defined 8MB</text:p>
          </table:table-cell>
          <table:table-cell office:value-type="float" office:value="8076993.78296851" calcext:value-type="float">
            <text:p>8076993.78296851</text:p>
          </table:table-cell>
          <table:table-cell office:value-type="float" office:value="7890729.6697246" calcext:value-type="float">
            <text:p>7890729.6697246</text:p>
          </table:table-cell>
          <table:table-cell table:style-name="ce3" office:value-type="string" calcext:value-type="string">
            <text:p>1024 domains – content defined 8MB</text:p>
          </table:table-cell>
          <table:table-cell office:value-type="float" office:value="401001439.270022" calcext:value-type="float">
            <text:p>401001439.270022</text:p>
          </table:table-cell>
          <table:table-cell office:value-type="float" office:value="383212089.267792" calcext:value-type="float">
            <text:p>383212089.267792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1T22:17:50.143608911</dc:date>
    <meta:editing-duration>PT23M49S</meta:editing-duration>
    <meta:editing-cycles>1</meta:editing-cycles>
    <meta:document-statistic meta:table-count="1" meta:cell-count="506" meta:object-count="5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00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f00f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bar" chart:style-name="ch1">
        <chart:title svg:x="6.732cm" svg:y="0.316cm" chart:style-name="ch2">
          <text:p>Total Dedup</text:p>
        </chart:title>
        <chart:legend chart:legend-position="end" svg:x="11.632cm" svg:y="3.954cm" style:legend-expansion="high" chart:style-name="ch3"/>
        <chart:plot-area chart:style-name="ch4" table:cell-range-address="'ex0_1-12_30-36'.C23:'ex0_1-12_30-36'.E30" chart:data-source-has-labels="both" svg:x="0.32cm" svg:y="1.275cm" svg:width="10.992cm" svg:height="7.55cm">
          <chartooo:coordinate-region svg:x="3.129cm" svg:y="1.275cm" svg:width="7.805cm" svg:height="2.705cm"/>
          <chart:axis chart:dimension="x" chart:name="primary-x" chart:style-name="ch5" chartooo:axis-type="auto">
            <chartooo:date-scale/>
            <chart:categories table:cell-range-address="'ex0_1-12_30-36'.C24:'ex0_1-12_30-36'.C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x0_1-12_30-36'.D24:'ex0_1-12_30-36'.D30" chart:label-cell-address="'ex0_1-12_30-36'.D23:'ex0_1-12_30-36'.D23" chart:class="chart:bar">
            <chart:data-point chart:repeated="7"/>
          </chart:series>
          <chart:series chart:style-name="ch9" chart:values-cell-range-address="'ex0_1-12_30-36'.E24:'ex0_1-12_30-36'.E30" chart:label-cell-address="'ex0_1-12_30-36'.E23:'ex0_1-12_30-36'.E2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Fingerprint</text:p>
                <draw:g>
                  <svg:desc>'ex0_1-12_30-36'.D23:'ex0_1-12_30-36'.D23</svg:desc>
                </draw:g>
              </table:table-cell>
              <table:table-cell office:value-type="string">
                <text:p>Reinforcement Learning</text:p>
                <draw:g>
                  <svg:desc>'ex0_1-12_30-36'.E23:'ex0_1-12_30-36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192 domains – fixed region 8MB</text:p>
                <draw:g>
                  <svg:desc>'ex0_1-12_30-36'.C24:'ex0_1-12_30-36'.C30</svg:desc>
                </draw:g>
              </table:table-cell>
              <table:table-cell office:value-type="float" office:value="4.1">
                <text:p>4.1</text:p>
                <draw:g>
                  <svg:desc>'ex0_1-12_30-36'.D24:'ex0_1-12_30-36'.D30</svg:desc>
                </draw:g>
              </table:table-cell>
              <table:table-cell office:value-type="float" office:value="4">
                <text:p>4</text:p>
                <draw:g>
                  <svg:desc>'ex0_1-12_30-36'.E24:'ex0_1-12_30-36'.E30</svg:desc>
                </draw:g>
              </table:table-cell>
            </table:table-row>
            <table:table-row>
              <table:table-cell office:value-type="string">
                <text:p>8192 domains –  content defined 4MB</text:p>
              </table:table-cell>
              <table:table-cell office:value-type="float" office:value="14.9">
                <text:p>14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92 domains – content defined 8MB</text:p>
              </table:table-cell>
              <table:table-cell office:value-type="float" office:value="16.1">
                <text:p>16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4 domains –  fixed region 4MB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024 domains –  fixed region 8MB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24 domains –  content defined 4MB</text:p>
              </table:table-cell>
              <table:table-cell office:value-type="float" office:value="15">
                <text:p>1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024 domains – content defined 8MB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00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f00f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bar" chart:style-name="ch1">
        <chart:title svg:x="4.801cm" svg:y="0.316cm" chart:style-name="ch2">
          <text:p>Pod Physical Skew (σ of bytes)</text:p>
        </chart:title>
        <chart:legend chart:legend-position="end" svg:x="11.633cm" svg:y="3.955cm" style:legend-expansion="high" chart:style-name="ch3"/>
        <chart:plot-area chart:style-name="ch4" table:cell-range-address="'ex0_1-12_30-36'.F23:'ex0_1-12_30-36'.H30" chart:data-source-has-labels="both" svg:x="0.32cm" svg:y="1.275cm" svg:width="10.993cm" svg:height="7.551cm">
          <chartooo:coordinate-region svg:x="3.129cm" svg:y="1.275cm" svg:width="7.806cm" svg:height="2.706cm"/>
          <chart:axis chart:dimension="x" chart:name="primary-x" chart:style-name="ch5" chartooo:axis-type="auto">
            <chartooo:date-scale/>
            <chart:categories table:cell-range-address="'ex0_1-12_30-36'.F24:'ex0_1-12_30-36'.F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x0_1-12_30-36'.G24:'ex0_1-12_30-36'.G30" chart:label-cell-address="'ex0_1-12_30-36'.G23:'ex0_1-12_30-36'.G23" chart:class="chart:bar">
            <chart:data-point chart:repeated="7"/>
          </chart:series>
          <chart:series chart:style-name="ch9" chart:values-cell-range-address="'ex0_1-12_30-36'.H24:'ex0_1-12_30-36'.H30" chart:label-cell-address="'ex0_1-12_30-36'.H23:'ex0_1-12_30-36'.H2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Fingerprint</text:p>
                <draw:g>
                  <svg:desc>'ex0_1-12_30-36'.G23:'ex0_1-12_30-36'.G23</svg:desc>
                </draw:g>
              </table:table-cell>
              <table:table-cell office:value-type="string">
                <text:p>Reinforcement Learning</text:p>
                <draw:g>
                  <svg:desc>'ex0_1-12_30-36'.H23:'ex0_1-12_30-36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192 domains – fixed region 8MB</text:p>
                <draw:g>
                  <svg:desc>'ex0_1-12_30-36'.F24:'ex0_1-12_30-36'.F30</svg:desc>
                </draw:g>
              </table:table-cell>
              <table:table-cell office:value-type="float" office:value="88876933.3844">
                <text:p>88876933.3844</text:p>
                <draw:g>
                  <svg:desc>'ex0_1-12_30-36'.G24:'ex0_1-12_30-36'.G30</svg:desc>
                </draw:g>
              </table:table-cell>
              <table:table-cell office:value-type="float" office:value="93756906.4771112">
                <text:p>93756906.4771112</text:p>
                <draw:g>
                  <svg:desc>'ex0_1-12_30-36'.H24:'ex0_1-12_30-36'.H30</svg:desc>
                </draw:g>
              </table:table-cell>
            </table:table-row>
            <table:table-row>
              <table:table-cell office:value-type="string">
                <text:p>8192 domains –  content defined 4MB</text:p>
              </table:table-cell>
              <table:table-cell office:value-type="float" office:value="59275079.7601293">
                <text:p>59275079.7601293</text:p>
              </table:table-cell>
              <table:table-cell office:value-type="float" office:value="64925620.8397096">
                <text:p>64925620.8397096</text:p>
              </table:table-cell>
            </table:table-row>
            <table:table-row>
              <table:table-cell office:value-type="string">
                <text:p>8192 domains – content defined 8MB</text:p>
              </table:table-cell>
              <table:table-cell office:value-type="float" office:value="76216238.9508194">
                <text:p>76216238.9508194</text:p>
              </table:table-cell>
              <table:table-cell office:value-type="float" office:value="58217534.3630999">
                <text:p>58217534.3630999</text:p>
              </table:table-cell>
            </table:table-row>
            <table:table-row>
              <table:table-cell office:value-type="string">
                <text:p>1024 domains –  fixed region 4MB</text:p>
              </table:table-cell>
              <table:table-cell office:value-type="float" office:value="50788484.3598061">
                <text:p>50788484.3598061</text:p>
              </table:table-cell>
              <table:table-cell office:value-type="float" office:value="47723966.4599489">
                <text:p>47723966.4599489</text:p>
              </table:table-cell>
            </table:table-row>
            <table:table-row>
              <table:table-cell office:value-type="string">
                <text:p>1024 domains –  fixed region 8MB</text:p>
              </table:table-cell>
              <table:table-cell office:value-type="float" office:value="68066563.2363213">
                <text:p>68066563.2363213</text:p>
              </table:table-cell>
              <table:table-cell office:value-type="float" office:value="77524384.1901189">
                <text:p>77524384.1901189</text:p>
              </table:table-cell>
            </table:table-row>
            <table:table-row>
              <table:table-cell office:value-type="string">
                <text:p>1024 domains –  content defined 4MB</text:p>
              </table:table-cell>
              <table:table-cell office:value-type="float" office:value="62031364.311337">
                <text:p>62031364.311337</text:p>
              </table:table-cell>
              <table:table-cell office:value-type="float" office:value="56781382.3945798">
                <text:p>56781382.3945798</text:p>
              </table:table-cell>
            </table:table-row>
            <table:table-row>
              <table:table-cell office:value-type="string">
                <text:p>1024 domains – content defined 8MB</text:p>
              </table:table-cell>
              <table:table-cell office:value-type="float" office:value="112452304.069839">
                <text:p>112452304.069839</text:p>
              </table:table-cell>
              <table:table-cell office:value-type="float" office:value="99417257.3765485">
                <text:p>99417257.3765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00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f00f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bar" chart:style-name="ch1">
        <chart:title svg:x="4.932cm" svg:y="0.316cm" chart:style-name="ch2">
          <text:p>Pod Logical Skew (σ of bytes)</text:p>
        </chart:title>
        <chart:legend chart:legend-position="end" svg:x="11.605cm" svg:y="3.954cm" style:legend-expansion="high" chart:style-name="ch3"/>
        <chart:plot-area chart:style-name="ch4" table:cell-range-address="'ex0_1-12_30-36'.I23:'ex0_1-12_30-36'.K30" chart:data-source-has-labels="both" svg:x="0.319cm" svg:y="1.275cm" svg:width="10.967cm" svg:height="7.55cm">
          <chartooo:coordinate-region svg:x="3.134cm" svg:y="1.275cm" svg:width="7.778cm" svg:height="2.705cm"/>
          <chart:axis chart:dimension="x" chart:name="primary-x" chart:style-name="ch5" chartooo:axis-type="auto">
            <chartooo:date-scale/>
            <chart:categories table:cell-range-address="'ex0_1-12_30-36'.I24:'ex0_1-12_30-36'.I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x0_1-12_30-36'.J24:'ex0_1-12_30-36'.J30" chart:label-cell-address="'ex0_1-12_30-36'.J23:'ex0_1-12_30-36'.J23" chart:class="chart:bar">
            <chart:data-point chart:repeated="7"/>
          </chart:series>
          <chart:series chart:style-name="ch9" chart:values-cell-range-address="'ex0_1-12_30-36'.K24:'ex0_1-12_30-36'.K30" chart:label-cell-address="'ex0_1-12_30-36'.K23:'ex0_1-12_30-36'.K2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Fingerprint</text:p>
                <draw:g>
                  <svg:desc>'ex0_1-12_30-36'.J23:'ex0_1-12_30-36'.J23</svg:desc>
                </draw:g>
              </table:table-cell>
              <table:table-cell office:value-type="string">
                <text:p>Reinforcement Learning</text:p>
                <draw:g>
                  <svg:desc>'ex0_1-12_30-36'.K23:'ex0_1-12_30-36'.K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192 domains – fixed region 8MB</text:p>
                <draw:g>
                  <svg:desc>'ex0_1-12_30-36'.I24:'ex0_1-12_30-36'.I30</svg:desc>
                </draw:g>
              </table:table-cell>
              <table:table-cell office:value-type="float" office:value="613806936.325769">
                <text:p>613806936.325769</text:p>
                <draw:g>
                  <svg:desc>'ex0_1-12_30-36'.J24:'ex0_1-12_30-36'.J30</svg:desc>
                </draw:g>
              </table:table-cell>
              <table:table-cell office:value-type="float" office:value="619794666.278207">
                <text:p>619794666.278207</text:p>
                <draw:g>
                  <svg:desc>'ex0_1-12_30-36'.K24:'ex0_1-12_30-36'.K30</svg:desc>
                </draw:g>
              </table:table-cell>
            </table:table-row>
            <table:table-row>
              <table:table-cell office:value-type="string">
                <text:p>8192 domains –  content defined 4MB</text:p>
              </table:table-cell>
              <table:table-cell office:value-type="float" office:value="1955659381.72025">
                <text:p>1955659381.72025</text:p>
              </table:table-cell>
              <table:table-cell office:value-type="float" office:value="1844154014.93587">
                <text:p>1844154014.93587</text:p>
              </table:table-cell>
            </table:table-row>
            <table:table-row>
              <table:table-cell office:value-type="string">
                <text:p>8192 domains – content defined 8MB</text:p>
              </table:table-cell>
              <table:table-cell office:value-type="float" office:value="3753594848.88818">
                <text:p>3753594848.88818</text:p>
              </table:table-cell>
              <table:table-cell office:value-type="float" office:value="3834464648.43898">
                <text:p>3834464648.43898</text:p>
              </table:table-cell>
            </table:table-row>
            <table:table-row>
              <table:table-cell office:value-type="string">
                <text:p>1024 domains –  fixed region 4MB</text:p>
              </table:table-cell>
              <table:table-cell office:value-type="float" office:value="337842632.264777">
                <text:p>337842632.264777</text:p>
              </table:table-cell>
              <table:table-cell office:value-type="float" office:value="300223232.267435">
                <text:p>300223232.267435</text:p>
              </table:table-cell>
            </table:table-row>
            <table:table-row>
              <table:table-cell office:value-type="string">
                <text:p>1024 domains –  fixed region 8MB</text:p>
              </table:table-cell>
              <table:table-cell office:value-type="float" office:value="532591369.418741">
                <text:p>532591369.418741</text:p>
              </table:table-cell>
              <table:table-cell office:value-type="float" office:value="578509076.177906">
                <text:p>578509076.177906</text:p>
              </table:table-cell>
            </table:table-row>
            <table:table-row>
              <table:table-cell office:value-type="string">
                <text:p>1024 domains –  content defined 4MB</text:p>
              </table:table-cell>
              <table:table-cell office:value-type="float" office:value="1851237226.99746">
                <text:p>1851237226.99746</text:p>
              </table:table-cell>
              <table:table-cell office:value-type="float" office:value="1827250998.21362">
                <text:p>1827250998.21362</text:p>
              </table:table-cell>
            </table:table-row>
            <table:table-row>
              <table:table-cell office:value-type="string">
                <text:p>1024 domains – content defined 8MB</text:p>
              </table:table-cell>
              <table:table-cell office:value-type="float" office:value="3218409823.00073">
                <text:p>3218409823.00073</text:p>
              </table:table-cell>
              <table:table-cell office:value-type="float" office:value="3243699191.61117">
                <text:p>3243699191.611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00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f00f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bar" chart:style-name="ch1">
        <chart:title svg:x="4.562cm" svg:y="0.316cm" chart:style-name="ch2">
          <text:p>Domain Logical Skew (σ of bytes)</text:p>
        </chart:title>
        <chart:legend chart:legend-position="end" svg:x="11.604cm" svg:y="3.954cm" style:legend-expansion="high" chart:style-name="ch3"/>
        <chart:plot-area chart:style-name="ch4" table:cell-range-address="'ex0_1-12_30-36'.I35:'ex0_1-12_30-36'.K42" chart:data-source-has-labels="both" svg:x="0.319cm" svg:y="1.275cm" svg:width="10.966cm" svg:height="7.55cm">
          <chartooo:coordinate-region svg:x="3.134cm" svg:y="1.275cm" svg:width="7.777cm" svg:height="2.705cm"/>
          <chart:axis chart:dimension="x" chart:name="primary-x" chart:style-name="ch5" chartooo:axis-type="auto">
            <chartooo:date-scale/>
            <chart:categories table:cell-range-address="'ex0_1-12_30-36'.I36:'ex0_1-12_30-36'.I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x0_1-12_30-36'.J36:'ex0_1-12_30-36'.J42" chart:label-cell-address="'ex0_1-12_30-36'.J35:'ex0_1-12_30-36'.J35" chart:class="chart:bar">
            <chart:data-point chart:repeated="7"/>
          </chart:series>
          <chart:series chart:style-name="ch9" chart:values-cell-range-address="'ex0_1-12_30-36'.K36:'ex0_1-12_30-36'.K42" chart:label-cell-address="'ex0_1-12_30-36'.K35:'ex0_1-12_30-36'.K35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Fingerprint</text:p>
                <draw:g>
                  <svg:desc>'ex0_1-12_30-36'.J35:'ex0_1-12_30-36'.J35</svg:desc>
                </draw:g>
              </table:table-cell>
              <table:table-cell office:value-type="string">
                <text:p>Reinforcement Learning</text:p>
                <draw:g>
                  <svg:desc>'ex0_1-12_30-36'.K35:'ex0_1-12_30-36'.K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192 domains – fixed region 8MB</text:p>
                <draw:g>
                  <svg:desc>'ex0_1-12_30-36'.I36:'ex0_1-12_30-36'.I42</svg:desc>
                </draw:g>
              </table:table-cell>
              <table:table-cell office:value-type="float" office:value="22440884.6304757">
                <text:p>22440884.6304757</text:p>
                <draw:g>
                  <svg:desc>'ex0_1-12_30-36'.J36:'ex0_1-12_30-36'.J42</svg:desc>
                </draw:g>
              </table:table-cell>
              <table:table-cell office:value-type="float" office:value="22291279.4364839">
                <text:p>22291279.4364839</text:p>
                <draw:g>
                  <svg:desc>'ex0_1-12_30-36'.K36:'ex0_1-12_30-36'.K42</svg:desc>
                </draw:g>
              </table:table-cell>
            </table:table-row>
            <table:table-row>
              <table:table-cell office:value-type="string">
                <text:p>8192 domains –  content defined 4MB</text:p>
              </table:table-cell>
              <table:table-cell office:value-type="float" office:value="177535189.910653">
                <text:p>177535189.910653</text:p>
              </table:table-cell>
              <table:table-cell office:value-type="float" office:value="168664671.492173">
                <text:p>168664671.492173</text:p>
              </table:table-cell>
            </table:table-row>
            <table:table-row>
              <table:table-cell office:value-type="string">
                <text:p>8192 domains – content defined 8MB</text:p>
              </table:table-cell>
              <table:table-cell office:value-type="float" office:value="353368165.368981">
                <text:p>353368165.368981</text:p>
              </table:table-cell>
              <table:table-cell office:value-type="float" office:value="334407879.412384">
                <text:p>334407879.412384</text:p>
              </table:table-cell>
            </table:table-row>
            <table:table-row>
              <table:table-cell office:value-type="string">
                <text:p>1024 domains –  fixed region 4MB</text:p>
              </table:table-cell>
              <table:table-cell office:value-type="float" office:value="38522588.0801958">
                <text:p>38522588.0801958</text:p>
              </table:table-cell>
              <table:table-cell office:value-type="float" office:value="38405952.155922">
                <text:p>38405952.155922</text:p>
              </table:table-cell>
            </table:table-row>
            <table:table-row>
              <table:table-cell office:value-type="string">
                <text:p>1024 domains –  fixed region 8MB</text:p>
              </table:table-cell>
              <table:table-cell office:value-type="float" office:value="47478733.9194845">
                <text:p>47478733.9194845</text:p>
              </table:table-cell>
              <table:table-cell office:value-type="float" office:value="47421051.1994671">
                <text:p>47421051.1994671</text:p>
              </table:table-cell>
            </table:table-row>
            <table:table-row>
              <table:table-cell office:value-type="string">
                <text:p>1024 domains –  content defined 4MB</text:p>
              </table:table-cell>
              <table:table-cell office:value-type="float" office:value="227973910.366574">
                <text:p>227973910.366574</text:p>
              </table:table-cell>
              <table:table-cell office:value-type="float" office:value="221430045.359116">
                <text:p>221430045.359116</text:p>
              </table:table-cell>
            </table:table-row>
            <table:table-row>
              <table:table-cell office:value-type="string">
                <text:p>1024 domains – content defined 8MB</text:p>
              </table:table-cell>
              <table:table-cell office:value-type="float" office:value="401001439.270022">
                <text:p>401001439.270022</text:p>
              </table:table-cell>
              <table:table-cell office:value-type="float" office:value="383212089.267792">
                <text:p>383212089.2677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00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f00f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8.979cm" xlink:href=".." xlink:type="simple" chart:class="chart:bar" chart:style-name="ch1">
        <chart:title svg:x="4.43cm" svg:y="0.315cm" chart:style-name="ch2">
          <text:p>Domain Physical Skew (σ of bytes)</text:p>
        </chart:title>
        <chart:legend chart:legend-position="end" svg:x="11.633cm" svg:y="3.941cm" style:legend-expansion="high" chart:style-name="ch3"/>
        <chart:plot-area chart:style-name="ch4" table:cell-range-address="'ex0_1-12_30-36'.F35:'ex0_1-12_30-36'.H42" chart:data-source-has-labels="both" svg:x="0.32cm" svg:y="1.273cm" svg:width="10.993cm" svg:height="7.527cm">
          <chartooo:coordinate-region svg:x="3.129cm" svg:y="1.273cm" svg:width="7.806cm" svg:height="2.682cm"/>
          <chart:axis chart:dimension="x" chart:name="primary-x" chart:style-name="ch5" chartooo:axis-type="auto">
            <chartooo:date-scale/>
            <chart:categories table:cell-range-address="'ex0_1-12_30-36'.F36:'ex0_1-12_30-36'.F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x0_1-12_30-36'.G36:'ex0_1-12_30-36'.G42" chart:label-cell-address="'ex0_1-12_30-36'.G35:'ex0_1-12_30-36'.G35" chart:class="chart:bar">
            <chart:data-point chart:repeated="7"/>
          </chart:series>
          <chart:series chart:style-name="ch9" chart:values-cell-range-address="'ex0_1-12_30-36'.H36:'ex0_1-12_30-36'.H42" chart:label-cell-address="'ex0_1-12_30-36'.H35:'ex0_1-12_30-36'.H35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Fingerprint</text:p>
                <draw:g>
                  <svg:desc>'ex0_1-12_30-36'.G35:'ex0_1-12_30-36'.G35</svg:desc>
                </draw:g>
              </table:table-cell>
              <table:table-cell office:value-type="string">
                <text:p>Reinforcement Learning</text:p>
                <draw:g>
                  <svg:desc>'ex0_1-12_30-36'.H35:'ex0_1-12_30-36'.H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192 domains – fixed region 8MB</text:p>
                <draw:g>
                  <svg:desc>'ex0_1-12_30-36'.F36:'ex0_1-12_30-36'.F42</svg:desc>
                </draw:g>
              </table:table-cell>
              <table:table-cell office:value-type="float" office:value="3051647.2248016">
                <text:p>3051647.2248016</text:p>
                <draw:g>
                  <svg:desc>'ex0_1-12_30-36'.G36:'ex0_1-12_30-36'.G42</svg:desc>
                </draw:g>
              </table:table-cell>
              <table:table-cell office:value-type="float" office:value="3068668.86095516">
                <text:p>3068668.86095516</text:p>
                <draw:g>
                  <svg:desc>'ex0_1-12_30-36'.H36:'ex0_1-12_30-36'.H42</svg:desc>
                </draw:g>
              </table:table-cell>
            </table:table-row>
            <table:table-row>
              <table:table-cell office:value-type="string">
                <text:p>8192 domains –  content defined 4MB</text:p>
              </table:table-cell>
              <table:table-cell office:value-type="float" office:value="2730752.0256654">
                <text:p>2730752.0256654</text:p>
              </table:table-cell>
              <table:table-cell office:value-type="float" office:value="2675948.31214827">
                <text:p>2675948.31214827</text:p>
              </table:table-cell>
            </table:table-row>
            <table:table-row>
              <table:table-cell office:value-type="string">
                <text:p>8192 domains – content defined 8MB</text:p>
              </table:table-cell>
              <table:table-cell office:value-type="float" office:value="6180067.73271585">
                <text:p>6180067.73271585</text:p>
              </table:table-cell>
              <table:table-cell office:value-type="float" office:value="6001400.10308097">
                <text:p>6001400.10308097</text:p>
              </table:table-cell>
            </table:table-row>
            <table:table-row>
              <table:table-cell office:value-type="string">
                <text:p>1024 domains –  fixed region 4MB</text:p>
              </table:table-cell>
              <table:table-cell office:value-type="float" office:value="6036336.5731706">
                <text:p>6036336.5731706</text:p>
              </table:table-cell>
              <table:table-cell office:value-type="float" office:value="6150353.32867644">
                <text:p>6150353.32867644</text:p>
              </table:table-cell>
            </table:table-row>
            <table:table-row>
              <table:table-cell office:value-type="string">
                <text:p>1024 domains –  fixed region 8MB</text:p>
              </table:table-cell>
              <table:table-cell office:value-type="float" office:value="8159433.19237586">
                <text:p>8159433.19237586</text:p>
              </table:table-cell>
              <table:table-cell office:value-type="float" office:value="8210338.61700035">
                <text:p>8210338.61700035</text:p>
              </table:table-cell>
            </table:table-row>
            <table:table-row>
              <table:table-cell office:value-type="string">
                <text:p>1024 domains –  content defined 4MB</text:p>
              </table:table-cell>
              <table:table-cell office:value-type="float" office:value="4519944.99699743">
                <text:p>4519944.99699743</text:p>
              </table:table-cell>
              <table:table-cell office:value-type="float" office:value="4481766.57769944">
                <text:p>4481766.57769944</text:p>
              </table:table-cell>
            </table:table-row>
            <table:table-row>
              <table:table-cell office:value-type="string">
                <text:p>1024 domains – content defined 8MB</text:p>
              </table:table-cell>
              <table:table-cell office:value-type="float" office:value="8076993.78296851">
                <text:p>8076993.78296851</text:p>
              </table:table-cell>
              <table:table-cell office:value-type="float" office:value="7890729.6697246">
                <text:p>7890729.66972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